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2.437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4cm" fo:min-width="1.47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0.938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209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0.95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556cm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922cm" fo:padding-top="0.15cm" fo:padding-bottom="0.15cm" fo:padding-left="0.275cm" fo:padding-right="0.275cm"/>
    </style:style>
    <style:style style:name="gr9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2.417cm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922cm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922cm" fo:padding-top="0.15cm" fo:padding-bottom="0.15cm" fo:padding-left="0.275cm" fo:padding-right="0.275cm"/>
    </style:style>
    <style:style style:name="gr12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922cm" fo:padding-top="0.15cm" fo:padding-bottom="0.15cm" fo:padding-left="0.275cm" fo:padding-right="0.275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4.049cm" svg:height="0.695cm" svg:x="4.837cm" svg:y="3.983cm">
          <draw:text-box>
            <text:p text:style-name="P1"><text:span text:style-name="T1">UpdateMassAndForce</text:span></text:p>
          </draw:text-box>
        </draw:frame>
        <draw:frame draw:style-name="gr2" draw:text-style-name="P1" draw:id="id2" draw:layer="layout" svg:width="2.741cm" svg:height="0.695cm" svg:x="0.302cm" svg:y="8.018cm">
          <draw:text-box>
            <text:p text:style-name="P1"><text:span text:style-name="T1">prob_acoustic</text:span></text:p>
          </draw:text-box>
        </draw:frame>
        <draw:frame draw:style-name="gr3" draw:text-style-name="P1" draw:id="id3" draw:layer="layout" svg:width="2.017cm" svg:height="0.695cm" svg:x="3.365cm" svg:y="8.018cm">
          <draw:text-box>
            <text:p text:style-name="P1"><text:span text:style-name="T1">prob_sod</text:span></text:p>
          </draw:text-box>
        </draw:frame>
        <draw:frame draw:style-name="gr4" draw:text-style-name="P1" draw:id="id4" draw:layer="layout" svg:width="2.385cm" svg:height="0.695cm" svg:x="5.682cm" svg:y="8.018cm">
          <draw:text-box>
            <text:p text:style-name="P1"><text:span text:style-name="T1">prob_sedov</text:span></text:p>
          </draw:text-box>
        </draw:frame>
        <draw:frame draw:style-name="gr5" draw:text-style-name="P1" draw:id="id5" draw:layer="layout" svg:width="2.034cm" svg:height="0.695cm" svg:x="8.359cm" svg:y="8.018cm">
          <draw:text-box>
            <text:p text:style-name="P1"><text:span text:style-name="T1">prob_noh</text:span></text:p>
          </draw:text-box>
        </draw:frame>
        <draw:frame draw:style-name="gr6" draw:text-style-name="P1" draw:id="id6" draw:layer="layout" svg:width="2.855cm" svg:height="0.695cm" svg:x="10.65cm" svg:y="8.018cm">
          <draw:text-box>
            <text:p text:style-name="P1"><text:span text:style-name="T1">prob_saltzman</text:span></text:p>
          </draw:text-box>
        </draw:frame>
        <draw:connector draw:style-name="gr7" draw:text-style-name="P2" draw:layer="layout" draw:type="lines" svg:x1="6.861cm" svg:y1="4.678cm" svg:x2="1.672cm" svg:y2="8.018cm" draw:start-shape="id1" draw:start-glue-point="2" draw:end-shape="id2" draw:end-glue-point="0" svg:d="m6861 4678v526l-5189 2288v526">
          <text:p/>
        </draw:connector>
        <draw:connector draw:style-name="gr7" draw:text-style-name="P2" draw:layer="layout" draw:type="lines" svg:x1="6.861cm" svg:y1="4.678cm" svg:x2="4.373cm" svg:y2="8.018cm" draw:start-shape="id1" draw:start-glue-point="2" draw:end-shape="id3" draw:end-glue-point="0" svg:d="m6861 4678v526l-2488 2288v526">
          <text:p/>
        </draw:connector>
        <draw:connector draw:style-name="gr7" draw:text-style-name="P2" draw:layer="layout" draw:type="lines" svg:x1="6.861cm" svg:y1="4.678cm" svg:x2="6.874cm" svg:y2="8.018cm" draw:start-shape="id1" draw:start-glue-point="2" draw:end-shape="id4" draw:end-glue-point="0" svg:d="m6861 4678v526l13 2288v526">
          <text:p/>
        </draw:connector>
        <draw:connector draw:style-name="gr7" draw:text-style-name="P2" draw:layer="layout" draw:type="lines" svg:x1="6.861cm" svg:y1="4.678cm" svg:x2="9.376cm" svg:y2="8.018cm" draw:start-shape="id1" draw:start-glue-point="2" draw:end-shape="id5" draw:end-glue-point="0" svg:d="m6861 4678v526l2515 2288v526">
          <text:p/>
        </draw:connector>
        <draw:connector draw:style-name="gr7" draw:text-style-name="P2" draw:layer="layout" draw:type="lines" svg:x1="6.861cm" svg:y1="4.678cm" svg:x2="12.077cm" svg:y2="8.018cm" draw:start-shape="id1" draw:start-glue-point="2" draw:end-shape="id6" draw:end-glue-point="0" svg:d="m6861 4678v526l5216 2288v526">
          <text:p/>
        </draw:connector>
        <draw:frame draw:style-name="gr8" draw:text-style-name="P3" draw:layer="layout" svg:width="6.985cm" svg:height="1.249cm" svg:x="14.13cm" svg:y="8.903cm">
          <draw:text-box draw:corner-radius="0.406cm">
            <text:list text:style-name="L2">
              <text:list-item>
                <text:p text:style-name="P3"><text:span text:style-name="T2"><text:s/></text:span><text:span text:style-name="T2">Apply Boundary Conditions</text:span></text:p>
              </text:list-item>
              <text:list-item>
                <text:p text:style-name="P3"><text:span text:style-name="T2"><text:s/></text:span><text:span text:style-name="T2">Solve for Accelerations</text:span></text:p>
              </text:list-item>
            </text:list>
          </draw:text-box>
        </draw:frame>
        <draw:frame draw:style-name="gr9" draw:text-style-name="P3" draw:layer="layout" svg:width="6.985cm" svg:height="2.905cm" svg:x="14.097cm" svg:y="4.824cm">
          <draw:text-box draw:corner-radius="0.406cm">
            <text:list text:style-name="L2">
              <text:list-item>
                <text:p text:style-name="P3"><text:span text:style-name="T2"><text:s/></text:span><text:span text:style-name="T2">Calculate local corner forces</text:span></text:p>
                <text:list>
                  <text:list-item>
                    <text:p text:style-name="P3"><text:span text:style-name="T1">Assemble into global force vector</text:span></text:p>
                  </text:list-item>
                </text:list>
              </text:list-item>
              <text:list-item>
                <text:p text:style-name="P3"><text:span text:style-name="T2"><text:s/></text:span><text:span text:style-name="T2">Calculate local mass matrices</text:span></text:p>
              </text:list-item>
              <text:list-item>
                <text:p text:style-name="P3"><text:span text:style-name="T2"><text:s/></text:span><text:span text:style-name="T2">If Mass Update</text:span></text:p>
                <text:list>
                  <text:list-item>
                    <text:p text:style-name="P3"><text:span text:style-name="T1">Assemble into global mass matrix</text:span></text:p>
                  </text:list-item>
                </text:list>
              </text:list-item>
            </text:list>
          </draw:text-box>
        </draw:frame>
        <draw:connector draw:style-name="gr7" draw:text-style-name="P2" draw:layer="layout" draw:type="lines" svg:x1="6.875cm" svg:y1="1.052cm" svg:x2="6.861cm" svg:y2="3.983cm" draw:end-shape="id1" draw:end-glue-point="0" svg:d="m6875 1052v0l-14 2405v526">
          <text:p/>
        </draw:connector>
        <draw:frame draw:style-name="gr1" draw:text-style-name="P1" draw:id="id7" draw:layer="layout" svg:width="2.987cm" svg:height="0.695cm" svg:x="5.369cm" svg:y="10.284cm">
          <draw:text-box>
            <text:p text:style-name="P1"><text:span text:style-name="T1">UpdateMesh</text:span></text:p>
          </draw:text-box>
        </draw:frame>
        <draw:connector draw:style-name="gr7" draw:text-style-name="P2" draw:layer="layout" draw:type="lines" svg:x1="6.874cm" svg:y1="8.713cm" svg:x2="6.862cm" svg:y2="10.284cm" draw:start-shape="id4" draw:start-glue-point="2" draw:end-shape="id7" draw:end-glue-point="0" svg:d="m6874 8713v526l-12 519v526">
          <text:p/>
        </draw:connector>
        <draw:frame draw:style-name="gr10" draw:text-style-name="P3" draw:layer="layout" svg:width="6.985cm" svg:height="1.643cm" svg:x="14.131cm" svg:y="11.104cm">
          <draw:text-box draw:corner-radius="0.406cm">
            <text:list text:style-name="L2">
              <text:list-item>
                <text:p text:style-name="P3"><text:span text:style-name="T2"><text:s/></text:span><text:span text:style-name="T2">Calculate New Velocities</text:span></text:p>
              </text:list-item>
              <text:list-item>
                <text:p text:style-name="P3"><text:span text:style-name="T2"><text:s/></text:span><text:span text:style-name="T2">Move Mesh</text:span></text:p>
                <text:list>
                  <text:list-item>
                    <text:p text:style-name="P3"><text:span text:style-name="T1">Calculate New Jacobians</text:span></text:p>
                  </text:list-item>
                </text:list>
              </text:list-item>
            </text:list>
          </draw:text-box>
        </draw:frame>
        <draw:frame draw:style-name="gr1" draw:text-style-name="P1" draw:id="id8" draw:layer="layout" svg:width="2.987cm" svg:height="0.695cm" svg:x="5.37cm" svg:y="12.985cm">
          <draw:text-box>
            <text:p text:style-name="P1"><text:span text:style-name="T1">WorkandEOS</text:span></text:p>
          </draw:text-box>
        </draw:frame>
        <draw:connector draw:style-name="gr7" draw:text-style-name="P2" draw:layer="layout" draw:type="lines" svg:x1="6.862cm" svg:y1="10.979cm" svg:x2="6.863cm" svg:y2="12.985cm" draw:start-shape="id7" draw:start-glue-point="2" draw:end-shape="id8" draw:end-glue-point="0" svg:d="m6862 10979v526l1 954v526">
          <text:p/>
        </draw:connector>
        <draw:frame draw:style-name="gr11" draw:text-style-name="P3" draw:layer="layout" svg:width="6.985cm" svg:height="1.249cm" svg:x="14.132cm" svg:y="13.605cm">
          <draw:text-box draw:corner-radius="0.406cm">
            <text:list text:style-name="L2">
              <text:list-item>
                <text:p text:style-name="P3"><text:span text:style-name="T2"><text:s/></text:span><text:span text:style-name="T2">Calculate New Energy, Density, and Pressure</text:span></text:p>
              </text:list-item>
            </text:list>
          </draw:text-box>
        </draw:frame>
        <draw:frame draw:style-name="gr2" draw:text-style-name="P1" draw:id="id9" draw:layer="layout" svg:width="2.741cm" svg:height="0.695cm" svg:x="0.303cm" svg:y="15.519cm">
          <draw:text-box>
            <text:p text:style-name="P1"><text:span text:style-name="T1">prob_acoustic</text:span></text:p>
          </draw:text-box>
        </draw:frame>
        <draw:frame draw:style-name="gr3" draw:text-style-name="P1" draw:id="id10" draw:layer="layout" svg:width="2.017cm" svg:height="0.695cm" svg:x="3.366cm" svg:y="15.519cm">
          <draw:text-box>
            <text:p text:style-name="P1"><text:span text:style-name="T1">prob_sod</text:span></text:p>
          </draw:text-box>
        </draw:frame>
        <draw:frame draw:style-name="gr4" draw:text-style-name="P1" draw:id="id11" draw:layer="layout" svg:width="2.385cm" svg:height="0.695cm" svg:x="5.683cm" svg:y="15.519cm">
          <draw:text-box>
            <text:p text:style-name="P1"><text:span text:style-name="T1">prob_sedov</text:span></text:p>
          </draw:text-box>
        </draw:frame>
        <draw:frame draw:style-name="gr5" draw:text-style-name="P1" draw:id="id12" draw:layer="layout" svg:width="2.034cm" svg:height="0.695cm" svg:x="8.36cm" svg:y="15.519cm">
          <draw:text-box>
            <text:p text:style-name="P1"><text:span text:style-name="T1">prob_noh</text:span></text:p>
          </draw:text-box>
        </draw:frame>
        <draw:frame draw:style-name="gr6" draw:text-style-name="P1" draw:id="id13" draw:layer="layout" svg:width="2.855cm" svg:height="0.695cm" svg:x="10.651cm" svg:y="15.519cm">
          <draw:text-box>
            <text:p text:style-name="P1"><text:span text:style-name="T1">prob_saltzman</text:span></text:p>
          </draw:text-box>
        </draw:frame>
        <draw:connector draw:style-name="gr7" draw:text-style-name="P2" draw:layer="layout" draw:type="lines" svg:x1="6.863cm" svg:y1="13.68cm" svg:x2="1.673cm" svg:y2="15.519cm" draw:start-shape="id8" draw:start-glue-point="2" draw:end-shape="id9" draw:end-glue-point="0" svg:d="m6863 13680v526l-5190 787v526">
          <text:p/>
        </draw:connector>
        <draw:connector draw:style-name="gr7" draw:text-style-name="P2" draw:layer="layout" draw:type="lines" svg:x1="6.863cm" svg:y1="13.68cm" svg:x2="4.374cm" svg:y2="15.519cm" draw:start-shape="id8" draw:start-glue-point="2" draw:end-shape="id10" draw:end-glue-point="0" svg:d="m6863 13680v526l-2489 787v526">
          <text:p/>
        </draw:connector>
        <draw:connector draw:style-name="gr7" draw:text-style-name="P2" draw:layer="layout" draw:type="lines" svg:x1="6.863cm" svg:y1="13.68cm" svg:x2="6.875cm" svg:y2="15.519cm" draw:start-shape="id8" draw:start-glue-point="2" draw:end-shape="id11" draw:end-glue-point="0" svg:d="m6863 13680v526l12 787v526">
          <text:p/>
        </draw:connector>
        <draw:connector draw:style-name="gr7" draw:text-style-name="P2" draw:layer="layout" draw:type="lines" svg:x1="6.863cm" svg:y1="13.68cm" svg:x2="9.377cm" svg:y2="15.519cm" draw:start-shape="id8" draw:start-glue-point="2" draw:end-shape="id12" draw:end-glue-point="0" svg:d="m6863 13680v526l2514 787v526">
          <text:p/>
        </draw:connector>
        <draw:connector draw:style-name="gr7" draw:text-style-name="P2" draw:layer="layout" draw:type="lines" svg:x1="6.863cm" svg:y1="13.68cm" svg:x2="12.078cm" svg:y2="15.519cm" draw:start-shape="id8" draw:start-glue-point="2" draw:end-shape="id13" draw:end-glue-point="0" svg:d="m6863 13680v526l5215 787v526">
          <text:p/>
        </draw:connector>
        <draw:frame draw:style-name="gr12" draw:text-style-name="P3" draw:layer="layout" svg:width="6.985cm" svg:height="1.249cm" svg:x="14.133cm" svg:y="16.506cm">
          <draw:text-box draw:corner-radius="0.406cm">
            <text:list text:style-name="L2">
              <text:list-item>
                <text:p text:style-name="P3"><text:span text:style-name="T2"><text:s/></text:span><text:span text:style-name="T2">Plot Results</text:span></text:p>
              </text:list-item>
              <text:list-item>
                <text:p text:style-name="P3"><text:span text:style-name="T2"><text:s/></text:span><text:span text:style-name="T2">Advance to Next Time Step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9T13:45:16</meta:creation-date>
    <dc:date>2010-02-09T13:46:18</dc:date>
    <meta:editing-duration>PT00H01M02S</meta:editing-duration>
    <meta:editing-cycles>1</meta:editing-cycles>
    <meta:document-statistic meta:object-count="31"/>
    <meta:generator>OpenOffice.org/3.1$Linux OpenOffice.org_project/310m19$Build-9420</meta:generator>
  </office:meta>
</office:document-meta>
</file>